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6.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PartnerIm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Dalton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9-8779 Nec Rd.</text:p>
          </table:table-cell>
          <table:table-cell office:value-type="string" calcext:value-type="string">
            <text:p>K1B 0GO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gnissim.pharetra@sapienCrasdolor.org</text:p>
          </table:table-cell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p #279-4130 Nunc St.</text:p>
          </table:table-cell>
          <table:table-cell office:value-type="string" calcext:value-type="string">
            <text:p>2987PU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uris.blandit.mattis@ac.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4" meta:object-count="0"/>
    <meta:generator>LibreOffice/7.0.4.2$Linux_X86_64 LibreOffice_project/00$Build-2</meta:generator>
  </office:meta>
</office:document-meta>
</file>